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left" draw:textarea-vertical-align="top" draw:auto-grow-height="false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cccc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cccc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name="Square (Call-Processing)" draw:style-name="gr1" draw:id="id2" svg:width="1.747cm" svg:height="1.509cm" svg:x="22.616cm" svg:y="4.29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3" draw:id="id1" draw:layer="layout" svg:width="2.437cm" svg:height="0.962cm" svg:x="25.963cm" svg:y="4.564cm">
          <draw:text-box>
            <text:p>Carrier</text:p>
          </draw:text-box>
        </draw:frame>
        <draw:connector draw:style-name="gr4" draw:text-style-name="P1" draw:layer="layout" draw:type="curve" svg:x1="25.963cm" svg:y1="5.045cm" svg:x2="24.363cm" svg:y2="5.045cm" draw:start-shape="id1" draw:start-glue-point="3" draw:end-shape="id2" draw:end-glue-point="1" svg:d="m25963 5045h-1600">
          <text:p/>
        </draw:connector>
        <draw:custom-shape draw:style-name="gr5" draw:text-style-name="P1" draw:layer="layout" svg:width="9.7cm" svg:height="6cm" svg:x="19cm" svg:y="2cm">
          <text:p text:style-name="P1">Ingress routing (and CDR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cm" svg:height="15.2cm" svg:x="3cm" svg:y="2cm">
          <text:p text:style-name="P1">Customer service platfor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6cm" svg:height="7.6cm" svg:x="18.1cm" svg:y="10cm">
          <text:p text:style-name="P1">Egress routing (and CDR)</text:p>
          <draw:enhanced-geometry svg:viewBox="0 0 21600 21600" draw:type="rectangle" draw:enhanced-path="M 0 0 L 21600 0 21600 21600 0 21600 0 0 Z N"/>
        </draw:custom-shape>
        <dr3d:scene draw:name="Octogon (Proxy)" draw:style-name="gr6" draw:id="id3" svg:width="1.802cm" svg:height="1.558cm" svg:x="18.562cm" svg:y="11.676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name="Square (Call-Processing)" draw:style-name="gr1" draw:id="id4" svg:width="1.747cm" svg:height="1.509cm" svg:x="23cm" svg:y="11.70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3" draw:id="id5" draw:layer="layout" svg:width="2.437cm" svg:height="0.962cm" svg:x="25.963cm" svg:y="11.974cm">
          <draw:text-box>
            <text:p>Carrier</text:p>
          </draw:text-box>
        </draw:frame>
        <draw:connector draw:style-name="gr4" draw:text-style-name="P1" draw:layer="layout" draw:type="curve" svg:x1="20.364cm" svg:y1="12.455cm" svg:x2="23cm" svg:y2="12.455cm" draw:start-shape="id3" draw:start-glue-point="1" draw:end-shape="id4" draw:end-glue-point="3" svg:d="m20364 12455h2636">
          <text:p/>
        </draw:connector>
        <draw:connector draw:style-name="gr4" draw:text-style-name="P1" draw:layer="layout" draw:type="curve" svg:x1="24.747cm" svg:y1="12.455cm" svg:x2="25.963cm" svg:y2="12.455cm" draw:start-shape="id4" draw:start-glue-point="1" draw:end-shape="id5" svg:d="m24747 12455h1216">
          <text:p/>
        </draw:connector>
        <draw:frame draw:style-name="gr3" draw:layer="layout" svg:width="1.806cm" svg:height="1.673cm" svg:x="18.077cm" svg:y="14.216cm">
          <draw:text-box>
            <text:p>Auth</text:p>
            <text:p>LCR</text:p>
          </draw:text-box>
        </draw:frame>
        <draw:frame draw:style-name="gr3" draw:layer="layout" svg:width="8.939cm" svg:height="1.673cm" svg:x="22.4cm" svg:y="13.527cm">
          <draw:text-box>
            <text:p>Adaptation</text:p>
            <text:p>CDRs (including intermediary)</text:p>
          </draw:text-box>
        </draw:frame>
        <draw:g draw:id="id8">
          <dr3d:scene draw:style-name="gr8" svg:width="5.246cm" svg:height="3.497cm" svg:x="13.554cm" svg:y="7.2cm" dr3d:transform="matrix (0.971742450460061 0 0.236043661160125 0.100297068799986 0.90523608396512 -0.412902083159707 -0.213675239473381 0.424908969412855 0.879656330477135 -11.8358755304859cm 3.85204428864248cm -5.19265537414062cm)" dr3d:vrp="(0 0 12433.7177142857)" dr3d:vpn="(0 0 11620.7177142857)" dr3d:projection="parallel" dr3d:distance="0.813cm" dr3d:focal-length="10.008cm" dr3d:shadow-slant="0" dr3d:shade-mode="gouraud" dr3d:ambient-color="#666666" dr3d:lighting-mode="false">
            <dr3d:light dr3d:diffuse-color="#e6e6e6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9" draw:layer="layout" svg:viewBox="10668 -5843 4064 2795" svg:d="m14319-4838 27-64 28-64 27-64v-90l-55-191-110-186-166-128-216-95-248-32-138 32h-138l-110 32-111 63-55-95-83-64-78-32-110-27-83 27-110 32-56 64-55 95-82-32-111-31h-83l-110-32-216 32-193 63-166 96-110 122-83 160h-28v0 0h-27l-189 32-165 95-138 90-83 160-27 186 27 191 110 160 138 122 189 95v0 0h28l-56 64-50 64-28 90v96l28 223 133 154 166 128 220 64 138-32 111-32 110-64 83-96h23v0h27v0 0h28v0l55 96 83 32 83 32 110 32h55l55-32 56-32h55 27v0 0 32l138 95 138 91 161 32 193 31 221-31 221-96 138-122 106-160 27-186v-32 0-31-32h28 27 28v0l221-32 165-64 138-122 83-160 27-191-27-186-83-127-138-123z"/>
          </dr3d:scene>
          <draw:frame draw:style-name="gr3" draw:layer="layout" svg:width="4.38cm" svg:height="0.962cm" svg:x="13.987cm" svg:y="8.467cm">
            <draw:text-box>
              <text:p>Open Internet</text:p>
            </draw:text-box>
          </draw:frame>
        </draw:g>
        <draw:frame draw:style-name="gr3" draw:layer="layout" svg:width="2.919cm" svg:height="1.673cm" svg:x="10.6cm" svg:y="5.8cm">
          <draw:text-box>
            <text:p>Choke</text:p>
            <text:p>Mapping</text:p>
          </draw:text-box>
        </draw:frame>
        <dr3d:scene draw:name="Square (Call-Processing)" draw:style-name="gr1" draw:id="id6" svg:width="1.747cm" svg:height="1.509cm" svg:x="11.4cm" svg:y="4.09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3d:scene draw:name="Square (Call-Processing)" draw:style-name="gr1" draw:id="id7" svg:width="1.747cm" svg:height="1.509cm" svg:x="6.6cm" svg:y="7.6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connector draw:style-name="gr4" draw:text-style-name="P1" draw:layer="layout" draw:type="curve" svg:x1="11.4cm" svg:y1="4.845cm" svg:x2="7.473cm" svg:y2="7.6cm" draw:start-shape="id6" draw:start-glue-point="3" draw:end-shape="id7" draw:end-glue-point="0" svg:d="m11400 4845c-2618 0-3927 918-3927 2755">
          <text:p/>
        </draw:connector>
        <draw:connector draw:style-name="gr4" draw:text-style-name="P1" draw:layer="layout" draw:type="curve" svg:x1="7.473cm" svg:y1="9.109cm" svg:x2="18.562cm" svg:y2="12.455cm" draw:start-shape="id7" draw:start-glue-point="2" draw:end-shape="id3" draw:end-glue-point="3" svg:d="m7473 9109c0 2231 3696 3346 11089 3346">
          <text:p/>
        </draw:connector>
        <dr3d:scene draw:name="Octogon (Proxy)" draw:style-name="gr6" svg:width="1.802cm" svg:height="1.558cm" svg:x="3.598cm" svg:y="8.8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style-name="gr10" svg:width="2.151cm" svg:height="1.407cm" svg:x="11.249cm" svg:y="12.593cm" dr3d:transform="matrix (0.966986947813876 -0.00390018647163352 0.254796058256582 0.143332356000583 0.835044297452565 -0.531184390786546 -0.210694277285661 0.550168892102634 0.808035959398858 -2.85067459446487cm 7.84024572243848cm -6.32693637214315cm)" dr3d:vrp="(0 0 6077.14285714286)" dr3d:vpn="(0 0 5717.14285714286)" dr3d:projection="parallel" dr3d:distance="0.36cm" dr3d:focal-length="10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400 -10201 2001 1401" svg:d="m3900-8800h1000v-525h250v169l251-344-251-344v169h-250v-525h-1000v525h-250v-169l-250 344 250 344v-169h250zm-500 525zm2001-1401z"/>
        </dr3d:scene>
        <draw:frame draw:style-name="gr3" draw:layer="layout" svg:width="9.629cm" svg:height="0.962cm" svg:x="-0.2cm" svg:y="10.638cm">
          <draw:text-box>
            <text:p>Prefixes (auth, routing, costing..)</text:p>
          </draw:text-box>
        </draw:frame>
        <draw:connector draw:style-name="gr4" draw:text-style-name="P1" draw:layer="layout" draw:type="curve" svg:x1="16.177cm" svg:y1="10.697cm" svg:x2="18.562cm" svg:y2="12.455cm" draw:start-shape="id8" draw:start-glue-point="2" draw:end-shape="id3" draw:end-glue-point="3" svg:d="m16177 10697c0 1172 795 1758 2385 1758">
          <text:p/>
        </draw:connector>
        <draw:connector draw:style-name="gr4" draw:text-style-name="P1" draw:layer="layout" draw:type="curve" svg:x1="16.177cm" svg:y1="7.2cm" svg:x2="13.147cm" svg:y2="4.845cm" draw:start-shape="id8" draw:start-glue-point="0" draw:end-shape="id6" draw:end-glue-point="1" svg:d="m16177 7200c0-1570-1010-2355-3030-2355">
          <text:p/>
        </draw:connector>
        <draw:connector draw:style-name="gr4" draw:text-style-name="P1" draw:layer="layout" draw:type="curve" svg:x1="22.616cm" svg:y1="5.045cm" svg:x2="18.8cm" svg:y2="8.948cm" draw:start-shape="id2" draw:start-glue-point="3" draw:end-shape="id8" draw:end-glue-point="1" svg:d="m22616 5045c-2862 0-954 3903-3816 3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</meta:initial-creator>
    <meta:creation-date>2011-01-19T01:45:07</meta:creation-date>
    <dc:date>2011-01-19T02:19:06</dc:date>
    <dc:creator>Stéphane </dc:creator>
    <meta:editing-duration>PT00H18M28S</meta:editing-duration>
    <meta:editing-cycles>2</meta:editing-cycles>
    <meta:generator>OpenOffice.org/3.2$Unix OpenOffice.org_project/320m19$Build-9505</meta:generator>
    <meta:document-statistic meta:object-count="35"/>
  </office:meta>
</office:document-meta>
</file>